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5cm" fo:min-width="5.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5cm" fo:min-width="4.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5cm" fo:min-width="6.802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="Diamond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094cm" fo:min-width="2.68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5cm" fo:min-width="6.699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5cm" fo:min-width="4.7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64cm" fo:min-width="4.31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05cm" fo:min-width="4.4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6cm" svg:height="2.1cm" svg:x="29.947cm" svg:y="6.059cm">
          <text:p text:style-name="P1">Entita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cm" svg:height="2.4cm" svg:x="24.295cm" svg:y="9.7cm">
          <text:p text:style-name="P1">Visualització</text:p>
          <text:p text:style-name="P1"/>
          <text:p text:style-name="P1">mostrar()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9cm" svg:height="2.4cm" draw:transform="skewX (-0.00122173047639603) translate (29.895cm 9.7cm)">
          <text:p text:style-name="P1">Interacció</text:p>
          <text:p text:style-name="P1"/>
          <text:p text:style-name="P1">interact()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7.302cm" svg:height="2.4cm" draw:transform="skewX (-0.00122173047639603) translate (37.2cm 9.7cm)">
          <text:p text:style-name="P1">Col·lisions + Picking</text:p>
          <text:p text:style-name="P1"/>
          <text:p text:style-name="P1">btRigidBody*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747cm" svg:y1="8.159cm" svg:x2="26.745cm" svg:y2="9.7cm" draw:start-shape="id1" draw:start-glue-point="2" draw:end-shape="id2" draw:end-glue-point="0" svg:d="M32747 8159l-6002 1541" svg:viewBox="0 0 6003 1542">
          <text:p/>
        </draw:connector>
        <draw:connector draw:style-name="gr4" draw:text-style-name="P3" draw:layer="layout" draw:type="line" svg:x1="32.747cm" svg:y1="8.159cm" svg:x2="32.345cm" svg:y2="9.7cm" draw:start-shape="id1" draw:start-glue-point="2" draw:end-shape="id3" draw:end-glue-point="0" svg:d="M32747 8159l-402 1541" svg:viewBox="0 0 403 1542">
          <text:p/>
        </draw:connector>
        <draw:connector draw:style-name="gr4" draw:text-style-name="P3" draw:layer="layout" draw:type="line" svg:x1="32.747cm" svg:y1="8.159cm" svg:x2="40.851cm" svg:y2="9.7cm" draw:start-shape="id1" draw:start-glue-point="2" draw:end-shape="id4" draw:end-glue-point="0" svg:d="M32747 8159l8104 1541" svg:viewBox="0 0 8105 1542">
          <text:p/>
        </draw:connector>
        <draw:custom-shape draw:style-name="gr5" draw:text-style-name="P2" xml:id="id5" draw:id="id5" draw:layer="layout" svg:width="4.5cm" svg:height="1.9cm" svg:x="24.495cm" svg:y="13.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4.5cm" svg:height="1.9cm" svg:x="30.195cm" svg:y="13.8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7.199cm" svg:height="2.4cm" draw:transform="skewX (-0.00122173047639603) translate (37.3cm 13.5cm)">
          <text:p text:style-name="P1">Llibrería de físiques</text:p>
          <text:p text:style-name="P1">Bullet 3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6.745cm" svg:y1="12.1cm" svg:x2="26.745cm" svg:y2="13.8cm" draw:start-shape="id2" draw:start-glue-point="2" draw:end-shape="id5" draw:end-glue-point="4" svg:d="M26745 12100v1700" svg:viewBox="0 0 1 1701">
          <text:p/>
        </draw:connector>
        <draw:connector draw:style-name="gr7" draw:text-style-name="P3" draw:layer="layout" draw:type="line" svg:x1="32.445cm" svg:y1="13.8cm" svg:x2="32.348cm" svg:y2="12.1cm" draw:start-shape="id6" draw:start-glue-point="4" draw:end-shape="id3" draw:end-glue-point="2" svg:d="M32445 13800l-97-1700" svg:viewBox="0 0 98 1701">
          <text:p/>
        </draw:connector>
        <draw:connector draw:style-name="gr8" draw:text-style-name="P3" draw:layer="layout" draw:type="line" svg:x1="40.854cm" svg:y1="12.1cm" svg:x2="40.899cm" svg:y2="13.5cm" draw:start-shape="id4" draw:start-glue-point="2" draw:end-shape="id7" draw:end-glue-point="0" svg:d="M40854 12100l45 1400" svg:viewBox="0 0 46 1401">
          <text:p/>
        </draw:connector>
        <draw:custom-shape draw:style-name="gr9" draw:text-style-name="P2" xml:id="id11" draw:id="id11" draw:layer="layout" svg:width="5.2cm" svg:height="2.1cm" svg:x="14.7cm" svg:y="6.2cm">
          <text:p text:style-name="P1">Camara</text:p>
          <draw:enhanced-geometry svg:viewBox="0 0 21600 21600" draw:type="rectangle" draw:enhanced-path="M 0 0 L 21600 0 21600 21600 0 21600 0 0 Z N"/>
        </draw:custom-shape>
        <draw:custom-shape draw:style-name="gr10" draw:text-style-name="P2" xml:id="id8" draw:id="id8" draw:layer="layout" svg:width="5.4cm" svg:height="2cm" svg:x="24.4cm" svg:y="18.7cm">
          <text:p text:style-name="P1">Usuari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7" draw:text-style-name="P3" draw:layer="layout" draw:type="line" svg:x1="26.745cm" svg:y1="15.7cm" svg:x2="27.1cm" svg:y2="18.7cm" draw:start-shape="id5" draw:start-glue-point="8" draw:end-shape="id8" draw:end-glue-point="0" svg:d="M26745 15700l355 3000" svg:viewBox="0 0 356 3001">
          <text:p/>
        </draw:connector>
        <draw:connector draw:style-name="gr7" draw:text-style-name="P3" draw:layer="layout" draw:type="line" svg:x1="29.8cm" svg:y1="19.7cm" svg:x2="32.445cm" svg:y2="15.7cm" draw:start-shape="id8" draw:start-glue-point="7" draw:end-shape="id6" draw:end-glue-point="8" svg:d="M29800 19700l2645-4000" svg:viewBox="0 0 2646 4001">
          <text:p/>
        </draw:connector>
        <draw:custom-shape draw:style-name="gr5" draw:text-style-name="P2" xml:id="id9" draw:id="id9" draw:layer="layout" svg:width="4.5cm" svg:height="1.9cm" svg:x="15.2cm" svg:y="13.7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4.9cm" svg:height="2.3cm" svg:x="14.8cm" svg:y="9.8cm">
          <text:p text:style-name="P1">Moviment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24.4cm" svg:y1="19.7cm" svg:x2="17.45cm" svg:y2="15.6cm" draw:start-shape="id8" draw:end-shape="id9" draw:end-glue-point="8" svg:d="M24400 19700l-6950-4100" svg:viewBox="0 0 6951 4101">
          <text:p/>
        </draw:connector>
        <draw:connector draw:style-name="gr7" draw:text-style-name="P3" draw:layer="layout" draw:type="line" svg:x1="17.45cm" svg:y1="13.7cm" svg:x2="17.25cm" svg:y2="12.1cm" draw:start-shape="id9" draw:start-glue-point="4" draw:end-shape="id10" draw:end-glue-point="2" svg:d="M17450 13700l-200-1600" svg:viewBox="0 0 201 1601">
          <text:p/>
        </draw:connector>
        <draw:connector draw:style-name="gr4" draw:text-style-name="P3" draw:layer="layout" draw:type="line" svg:x1="17.3cm" svg:y1="8.3cm" svg:x2="17.25cm" svg:y2="9.8cm" draw:start-shape="id11" draw:start-glue-point="2" draw:end-shape="id10" draw:end-glue-point="0" svg:d="M17300 8300l-50 1500" svg:viewBox="0 0 51 1501">
          <text:p/>
        </draw:connector>
        <draw:connector draw:style-name="gr8" draw:text-style-name="P3" draw:layer="layout" draw:type="line" svg:x1="34.798cm" svg:y1="10.9cm" svg:x2="37.2cm" svg:y2="10.9cm" draw:start-shape="id3" draw:start-glue-point="1" draw:end-shape="id4" draw:end-glue-point="3" svg:d="M34798 10900h2402" svg:viewBox="0 0 240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30T15:21:26.073000000</meta:creation-date>
    <dc:date>2022-10-30T16:15:37.869000000</dc:date>
    <meta:editing-duration>PT3M9S</meta:editing-duration>
    <meta:editing-cycles>2</meta:editing-cycles>
    <meta:generator>LibreOffice/6.2.5.2$Windows_X86_64 LibreOffice_project/1ec314fa52f458adc18c4f025c545a4e8b22c159</meta:generator>
    <meta:document-statistic meta:object-count="23"/>
  </office:meta>
</office:document-meta>
</file>